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lucida grande', tahoma, verdan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397cm" fo:text-align="start" style:justify-single-word="false" fo:text-indent="0cm" style:auto-text-indent="false"/>
      <style:text-properties fo:font-variant="normal" fo:text-transform="none" fo:color="#141823" style:font-name="Helvetica" fo:font-size="10.5pt" fo:letter-spacing="normal" fo:font-style="normal" fo:font-weight="bold" style:font-weight-asian="bold" style:font-weight-complex="bold"/>
    </style:style>
    <style:style style:name="P2" style:family="paragraph" style:parent-style-name="Text_20_body">
      <style:paragraph-properties fo:margin-left="0cm" fo:margin-right="0cm" fo:margin-top="0.159cm" fo:margin-bottom="0.159cm" style:line-height-at-least="0.397cm" fo:text-align="start" style:justify-single-word="false" fo:text-indent="0cm" style:auto-text-indent="false"/>
      <style:text-properties fo:font-variant="normal" fo:text-transform="none" fo:color="#141823" style:font-name="Helvetica" fo:font-size="10.5pt" fo:letter-spacing="normal" fo:font-style="normal" fo:font-weight="normal"/>
    </style:style>
    <style:style style:name="P3" style:family="paragraph" style:parent-style-name="Text_20_body">
      <style:paragraph-properties fo:margin-left="0cm" fo:margin-right="0cm" fo:margin-top="0cm" fo:margin-bottom="0.159cm" style:line-height-at-least="0.397cm" fo:text-align="start" style:justify-single-word="false" fo:text-indent="0cm" style:auto-text-indent="false"/>
      <style:text-properties fo:font-variant="normal" fo:text-transform="none" fo:color="#141823" style:font-name="Helvetica" fo:font-size="10.5pt" fo:letter-spacing="normal" fo:font-style="normal" fo:font-weight="normal"/>
    </style:style>
    <style:style style:name="P4" style:family="paragraph" style:parent-style-name="Text_20_body">
      <style:paragraph-properties fo:margin-left="0cm" fo:margin-right="0cm" fo:margin-top="0.159cm" fo:margin-bottom="0cm" style:line-height-at-least="0.397cm" fo:text-align="start" style:justify-single-word="false" fo:text-indent="0cm" style:auto-text-indent="false"/>
      <style:text-properties fo:font-variant="normal" fo:text-transform="none" fo:color="#141823" style:font-name="Helvetica" fo:font-size="10.5pt" fo:letter-spacing="normal" fo:font-style="normal" fo:font-weight="normal"/>
    </style:style>
    <style:style style:name="P5" style:family="paragraph" style:parent-style-name="Text_20_body">
      <style:paragraph-properties fo:margin-left="0cm" fo:margin-right="0cm" fo:margin-top="0.159cm" fo:margin-bottom="0cm" style:line-height-at-least="0.397cm" fo:text-align="start" style:justify-single-word="false" fo:text-indent="0cm" style:auto-text-indent="false"/>
      <style:text-properties fo:font-variant="normal" fo:text-transform="none" fo:color="#141823" style:font-name="Helvetica" fo:font-size="10.5pt" fo:letter-spacing="normal" fo:font-style="normal" fo:font-weight="bold" style:font-weight-asian="bold" style:font-weight-complex="bold"/>
    </style:style>
    <style:style style:name="P6" style:family="paragraph" style:parent-style-name="Standard">
      <style:paragraph-properties fo:margin-left="0cm" fo:margin-right="0cm" style:line-height-at-least="0.397cm" fo:text-align="start" style:justify-single-word="false" fo:text-indent="0cm" style:auto-text-indent="false"/>
    </style:style>
    <style:style style:name="P7" style:family="paragraph" style:parent-style-name="Standard">
      <style:paragraph-properties fo:margin-left="0cm" fo:margin-right="0cm" style:line-height-at-least="0.397cm" fo:text-align="start" style:justify-single-word="false" fo:text-indent="0cm" style:auto-text-indent="false"/>
      <style:text-properties fo:font-weight="bold" style:font-weight-asian="bold" style:font-weight-complex="bold"/>
    </style:style>
    <style:style style:name="P8" style:family="paragraph" style:parent-style-name="Standard">
      <style:paragraph-properties fo:margin-left="0cm" fo:margin-right="0cm" style:line-height-at-least="0.397cm" fo:text-align="start" style:justify-single-word="false" fo:text-indent="0cm" style:auto-text-indent="false"/>
      <style:text-properties style:font-name="Arial" fo:font-size="11pt" fo:font-weight="bold" style:font-size-asian="11pt" style:font-weight-asian="bold" style:font-size-complex="11pt" style:font-weight-complex="bold"/>
    </style:style>
    <style:style style:name="P9" style:family="paragraph" style:parent-style-name="Standard">
      <style:paragraph-properties fo:margin-left="0cm" fo:margin-right="0cm" style:line-height-at-least="0.397cm" fo:text-align="start" style:justify-single-word="false" fo:text-indent="0cm" style:auto-text-indent="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paragraph-properties fo:margin-left="0cm" fo:margin-right="0cm" style:line-height-at-least="0.397cm" fo:text-align="start"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T1" style:family="text">
      <style:text-properties fo:font-variant="normal" fo:text-transform="none" fo:color="#141823" style:font-name="Helvetica" fo:font-size="10.5pt" fo:letter-spacing="normal" fo:font-style="normal"/>
    </style:style>
    <style:style style:name="T2" style:family="text">
      <style:text-properties fo:font-variant="normal" fo:text-transform="none" fo:color="#141823" style:font-name="Helvetica"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xte d'approche : QU'EST CE QUE LE SMART MOBILIER (Ju et Laurine)</text:span></text:p>
      <text:p text:style-name="P6"><text:span text:style-name="T2"/></text:p>
      <text:p text:style-name="P6"><text:span text:style-name="T2">Le numérique transforme peu à peu nos villes, notre façon de se déplacer et d'échanger avec les services publics. Ces innovations font parti du smart mobilier plus connu sous le nom de « mobilier intelligent ». On compte de plus en plus d'évènements en rapport avec le développement du numérique et de l'interactivité au service de l'urbanisme ce qui permet de découvrir ses nouveaux concepts. En 2010 la ville de Paris a par exemple organisé un appel à projet afin de moderniser notre vision du monde urbain. Une quarantaine de prototype de mobilier innovants ont donc été expérimenté en 2012 au cœur de la ville. Une vingtaine de ces projets prennent en compte les technologies numériques. Ceux-ci vous seront détaillés et analysés dans les articles suivants.</text:span> </text:p>
      <text:p text:style-name="P6"/>
      <text:p text:style-name="P9">Contenu : LES ARTICLES</text:p>
      <text:p text:style-name="P8"><text:span text:style-name="T2"/></text:p>
      <text:p text:style-name="P8"><text:span text:style-name="T1">nAutreVille par l'ENSCI (Marie)</text:span></text:p>
      <text:p text:style-name="P8"><text:span text:style-name="T2">L’ensci a crée un panneau à réalité augmentée pour les quartiers de Paris. En le faisant tourner sur 360° les citadins découvrent en transparence les données géolocalisées dans un quartier (commerces, musées, parcs...) Dés que l’on tourne l’objet, les informations s’affichent sur le bâtiment concerné. Cela permet de renseigner en temps réel sur la culture et les événements dans les différents lieux. Grâce à la carte interactive on peut se repérer et faire son propre itinéraire. Ce projet mêle à la fois interactivité et service public.</text:span> </text:p>
      <text:p text:style-name="P6"/>
      <text:p text:style-name="P6"><text:span text:style-name="T2"/></text:p>
      <text:p text:style-name="P7"><text:span text:style-name="T1">LE DECODEUR URBAIN (Ju)</text:span></text:p>
      <text:p text:style-name="P6"><text:span text:style-name="T2">Quand on arrive en ville, plus besoin de rechercher l'office de tourisme ou de s'arrêter pour consulter des dépliants, le Décodeur Urbain donne accès à un ensemble d'applications permettant de se repérer, de savoir comment se déplacer ou de trouver rapidement les activités ou les évènements qui nous intéressent !</text:span><text:line-break/><text:span text:style-name="T2">Une interface graphique ergonomique à l’image d’un smartphone géant pour guider les touristes comme les citadins et leur permettre d’accéder rapidement aux informations pertinentes.</text:span> </text:p>
      <text:p text:style-name="P6"/>
      <text:p text:style-name="P6"/>
      <text:p text:style-name="P1">IBus Stop, par Seolane innovation (Laurine)</text:p>
      <text:p text:style-name="P3">l’ibus stop est un système d’informations et de communication multimodal, écologique et économique car elle est déployable sans travauxpréalables.<text:line-break/>Les ibus stop se composent en plusieurs catégories : les écologiques, permettant d’accéder à des informations sur chaque arrêts de bus, les ibus stop touch, composée d’écrans tactiles, les ibus managers, pour la gestion des trajets et enfin les mymoove, ayant des applications pour smartphone.<text:line-break/>En bref, ces bornes vous permettront d’accéder à des informations propres à vos déplacements en transports en commun de manière interactive.</text:p>
      <text:p text:style-name="P6"/>
      <text:p text:style-name="P1">Kiosque multimédia par Tracetel (Laurine)</text:p>
      <text:p text:style-name="P2">Ce dispositif est un kiosque multifonction fonctionnant à énergie solaire.<text:line-break/>Multifonction ? C’est-à-dire qu’il répond à bon nombre de vos besoins.<text:line-break/>C’est avant tout une borne pour recharger les véhicules éléctriques mais il est aussi équipé de fonctions télécom et d’une borne interractive.<text:line-break/>Grace à ce kiosque vous pourrez donc consulter des plans de la ville ainsi que les horaires des transports en commun, obtenir des informations sur divers services tels que les restaurants, les magasins etc… Ou encore appeler ou utiliser internet sur votre smartphone.</text:p>
      <text:p text:style-name="P6"/>
      <text:p text:style-name="P6"/>
      <text:p text:style-name="P1">Urban Future à Design Miami 2011 (Renata)</text:p>
      <text:p text:style-name="P4">En 2011, le thème de la foire Design Miami était l'avenir de la mobilité urbaine. Dans cet esprit, BIG, Kollision, Schmidhuber &amp; Partner et Audi se sont associés pour réaliser une installation qui introduit une future ville avec une surface numérique qui libère les rues des limites existantes en donnant un aperçu de l'espace public futur. La surface serait infusée avec un flux continu d'informations permettant une <text:soft-page-break/>interaction en temps réel entre les véhicules et leur environnement. Le résultat est une architecture de mouvement dont les formes sont constamment recomposées.</text:p>
      <text:p text:style-name="P4"/>
      <text:p text:style-name="P5">iGirouette par Eric Denis. (Marie)</text:p>
      <text:p text:style-name="P4">Présenté sous la forme d'un panneau de signalisation équipé recto-verso d'écrans led, sous forme de flèches tournant autour de leur axe à 360°, ce dispotif interagit en temps réel pour indiquer le lieu d'un événement en balisant le temps de marche en minutes pour y accéder. Igirouette intéragit avec les réseaux sociaux, en effet une personne publie une information via twitter ou l'application iGirouette, par exemple : "concert opera 12-14h", le citadin va se renseigner via son smartphone pour plus de détails.<text:line-break/>Igirouette permet aux gens connectés d’échanger des informations sur la ville.</text:p>
      <text:p text:style-name="P4"/>
      <text:p text:style-name="P5">Mateo : technologie, interaction et poésie (Renata)</text:p>
      <text:p text:style-name="P4">Le projet Mateo a été présenté en 2012 à la Cité des sciences et de l'industrie à l'Observeur du Design12. Mi-plante, mi-arbre, Mateo est un mobilier urbain intelligent qui a pour fonction de construire un microclimat au service du bien-être des citadins, selon ses humeurs. Son feuillage digital procure du confort, diffuse du son, et de la lumière grâce à l’énergie qu’il a captée durant la journée. Par sa dimension poétique immersive obtenue par le coup de crayon de l'architecte, ce mobilier invite à la lenteur et la contemplation tout en recherchant la dynamisation.</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lucida grande', tahoma, verdan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e HAUDIQUER</meta:initial-creator>
    <meta:creation-date>2014-12-08T15:48:45.27</meta:creation-date>
    <dc:date>2014-12-08T16:04:12.79</dc:date>
    <dc:creator>Justine HAUDIQUER</dc:creator>
    <meta:editing-duration>PT15M30S</meta:editing-duration>
    <meta:editing-cycles>3</meta:editing-cycles>
    <meta:generator>OpenOffice/4.0.0$Win32 OpenOffice.org_project/400m3$Build-9702</meta:generator>
    <meta:document-statistic meta:table-count="0" meta:image-count="0" meta:object-count="0" meta:page-count="2" meta:paragraph-count="17" meta:word-count="788" meta:character-count="5033"/>
  </office:meta>
</office:document-meta>
</file>